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02e3dc" officeooo:paragraph-rsid="0002e3dc"/>
    </style:style>
    <style:style style:name="P2" style:family="paragraph" style:parent-style-name="Standard">
      <style:paragraph-properties fo:text-align="center" style:justify-single-word="false"/>
      <style:text-properties officeooo:rsid="0002e3dc" officeooo:paragraph-rsid="0002e3dc"/>
    </style:style>
    <style:style style:name="P3" style:family="paragraph" style:parent-style-name="Standard">
      <style:text-properties officeooo:paragraph-rsid="0002e3dc"/>
    </style:style>
    <style:style style:name="P4" style:family="paragraph" style:parent-style-name="Standard">
      <style:text-properties officeooo:rsid="000439a1" officeooo:paragraph-rsid="000439a1"/>
    </style:style>
    <style:style style:name="P5" style:family="paragraph" style:parent-style-name="Standard">
      <style:text-properties officeooo:paragraph-rsid="000439a1"/>
    </style:style>
    <style:style style:name="P6" style:family="paragraph" style:parent-style-name="Standard">
      <style:text-properties officeooo:rsid="0005b847" officeooo:paragraph-rsid="0005b847"/>
    </style:style>
    <style:style style:name="P7" style:family="paragraph" style:parent-style-name="Standard">
      <style:text-properties style:font-name="Arial1" officeooo:rsid="000439a1" officeooo:paragraph-rsid="000439a1"/>
    </style:style>
    <style:style style:name="P8" style:family="paragraph" style:parent-style-name="Standard">
      <style:text-properties officeooo:paragraph-rsid="0005b847"/>
    </style:style>
    <style:style style:name="P9" style:family="paragraph" style:parent-style-name="Standard" style:master-page-name="">
      <loext:graphic-properties draw:fill="none"/>
      <style:paragraph-properties fo:margin-left="0.3937in" fo:margin-right="0in" fo:margin-top="0.1in" fo:margin-bottom="0in" loext:contextual-spacing="false" fo:text-indent="0in" style:auto-text-indent="false" style:page-number="auto" fo:background-color="transparent"/>
      <style:text-properties officeooo:paragraph-rsid="0002e3dc"/>
    </style:style>
    <style:style style:name="P10" style:family="paragraph" style:parent-style-name="Standard">
      <style:paragraph-properties fo:break-before="page"/>
      <style:text-properties officeooo:rsid="0005b847" officeooo:paragraph-rsid="0005b847"/>
    </style:style>
    <style:style style:name="T1" style:family="text">
      <style:text-properties officeooo:rsid="0002e3d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2e3dc" style:font-style-asian="italic" style:font-style-complex="italic"/>
    </style:style>
    <style:style style:name="T4" style:family="text">
      <style:text-properties fo:font-style="italic" officeooo:rsid="000439a1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0439a1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2e3dc" style:font-style-asian="normal" style:font-style-complex="normal"/>
    </style:style>
    <style:style style:name="T8" style:family="text">
      <style:text-properties fo:font-style="normal" officeooo:rsid="000439a1" style:font-style-asian="normal" style:font-style-complex="normal"/>
    </style:style>
    <style:style style:name="T9" style:family="text">
      <style:text-properties style:font-name="Arial1"/>
    </style:style>
    <style:style style:name="T10" style:family="text">
      <style:text-properties style:font-name="Arial1" fo:font-style="normal" style:font-style-asian="normal" style:font-style-complex="normal"/>
    </style:style>
    <style:style style:name="T11" style:family="text">
      <style:text-properties fo:color="#000080" officeooo:rsid="0002e3dc"/>
    </style:style>
    <style:style style:name="T12" style:family="text">
      <style:text-properties fo:color="#000080" fo:font-style="italic" fo:font-weight="bold" officeooo:rsid="0002e3dc" style:font-style-asian="italic" style:font-weight-asian="bold" style:font-style-complex="italic" style:font-weight-complex="bold"/>
    </style:style>
    <style:style style:name="T13" style:family="text">
      <style:text-properties fo:color="#000080" fo:font-style="normal" officeooo:rsid="0002e3dc" style:font-style-asian="normal" style:font-style-complex="normal"/>
    </style:style>
    <style:style style:name="T14" style:family="text">
      <style:text-properties officeooo:rsid="0005b84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ftware Design and Software Architecture</text:p>
      <text:p text:style-name="P1"/>
      <text:h text:style-name="Heading_20_3" text:outline-level="3">1. Review</text:h>
      <text:p text:style-name="P1"><text:span text:style-name="T2">Representational Gap</text:span> - <text:span text:style-name="T9">Section 10.9, "Lowering the Representational Gap"</text:span></text:p>
      <text:p text:style-name="P9"><text:span text:style-name="T11">The gap (differences or distance) between our </text:span><text:span text:style-name="T12">mental model</text:span><text:span text:style-name="T13"> of the problem domain and our </text:span><text:span text:style-name="T12">software model</text:span><text:span text:style-name="T13">.</text:span><text:span text:style-name="T7"> </text:span></text:p>
      <text:p text:style-name="P3"><text:span text:style-name="T3">Software Model</text:span><text:span text:style-name="T7"> includes both domain model and more refined models.</text:span></text:p>
      <text:p text:style-name="P3"><text:span text:style-name="T3">Lower Representational Gap</text:span><text:span text:style-name="T7"> = Reduce the gap (difference) between our </text:span><text:span text:style-name="T3">mental model</text:span><text:span text:style-name="T7"> of the problem domain and the software model.</text:span></text:p>
      <text:p text:style-name="P5"><text:span text:style-name="T7">"</text:span><text:span text:style-name="T4">Physical world</text:span><text:span text:style-name="T8">" or "</text:span><text:span text:style-name="T4">real world</text:span><text:span text:style-name="T8">" - not necessarily.</text:span></text:p>
      <text:p text:style-name="P7"><text:span text:style-name="T6">Consider a model for an e-mail handling system:</text:span></text:p>
      <text:p text:style-name="P4"><text:span text:style-name="T6">Our </text:span><text:span text:style-name="T2">mental model </text:span><text:span text:style-name="T6">includes: <text:s/></text:span><text:span text:style-name="T10">Message, Sender, Folder, Inbox, Trash Folder, Contacts</text:span><text:span text:style-name="T6">.</text:span></text:p>
      <text:p text:style-name="P3"><text:span text:style-name="T7"/></text:p>
      <text:h text:style-name="Heading_20_3" text:outline-level="3">2. Design Pattern Exercise</text:h>
      <text:p text:style-name="P1"><text:span text:style-name="T6">2.1 Make a copy of the </text:span><text:span text:style-name="T8">"Answer Template" in "Week 11 Patterns Practice" folder.</text:span></text:p>
      <text:p text:style-name="P1"><text:span text:style-name="T8"><text:s text:c="6"/>Name of your copy: <text:s/></text:span><text:span text:style-name="T4">your first name (</text:span><text:span text:style-name="T5">only</text:span><text:span text:style-name="T4">)</text:span></text:p>
      <text:p text:style-name="P1"><text:span text:style-name="T4"><text:s text:c="6"/></text:span><text:span text:style-name="T8">Location of your copy</text:span><text:span text:style-name="T4">:</text:span><text:span text:style-name="T8"> </text:span><text:span text:style-name="T4">same folder as the template</text:span></text:p>
      <text:p text:style-name="P4"><text:span text:style-name="T6">2.2 Write your answers to the questions. <text:s/></text:span></text:p>
      <text:p text:style-name="P6"><text:span text:style-name="T6">Questions: <text:s text:c="2"/></text:span><text:span text:style-name="T16">https://cpske.github.io/SSD/week11/patterns</text:span></text:p>
      <text:p text:style-name="P4"><text:span text:style-name="T6"/></text:p>
      <text:h text:style-name="Heading_20_3" text:outline-level="3">2. <text:span text:style-name="T1">Brief Intro to Architecture - </text:span>OpenOffice Presentation</text:h>
      <text:p text:style-name="P1"/>
      <text:h text:style-name="Heading_20_3" text:outline-level="3">3. Questions about Chapter 30</text:h>
      <text:p text:style-name="P6">Based on last week's reading assignment.</text:p>
      <text:p text:style-name="P6"/>
      <text:p text:style-name="P6"/>
      <text:p text:style-name="P10">Consider a web app that performs authentication and uses authentication to decide what URLs a user can access.</text:p>
      <text:p text:style-name="P6">Using the standard layers as in Larman, which "layer" is suitable for these parts of <text:span text:style-name="T15">authentication</text:span>.</text:p>
      <text:p text:style-name="P6">Presentation <text:s text:c="2"/>- login and logout pages</text:p>
      <text:p text:style-name="P6">Application <text:s text:c="3"/>- deciding whether a user should have access to a page (URL)</text:p>
      <text:p text:style-name="P8"><text:span text:style-name="T14">Application, Domain <text:s/>- user roles and their privileges</text:span></text:p>
      <text:p text:style-name="P6">Foundation or Technical Services <text:s/>- LDAP <text:span text:style-name="T15">API</text:span> or OAuth <text:span text:style-name="T15">API</text:span> to authenticate users </text:p>
      <text:p text:style-name="P6"/>
      <text:p text:style-name="P6">Technical Services <text:s/>- OpenLDAP server or Google OAuth services [provided by social-auth, anyauth, ...]</text:p>
      <text:p text:style-name="P6"><text:s/>Foundation <text:s/>- secure communications (TLS or SSH) 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JP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erif CJK JP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Noto Sans CJK JP" style:font-family-asian="'Noto Sans CJK JP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0:56:28.406938274</meta:creation-date>
    <dc:date>2022-03-31T16:37:35.826216009</dc:date>
    <meta:editing-duration>PT5H41M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6" meta:word-count="248" meta:character-count="1643" meta:non-whitespace-character-count="1390"/>
  </office:meta>
</office:document-meta>
</file>